
<file path=META-INF/manifest.xml><?xml version="1.0" encoding="utf-8"?>
<manifest:manifest xmlns:manifest="urn:oasis:names:tc:opendocument:xmlns:manifest:1.0">
  <manifest:file-entry manifest:full-path="/" manifest:media-type="application/vnd.oasis.opendocument.graphics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fo="urn:oasis:names:tc:opendocument:xmlns:xsl-fo-compatible:1.0" xmlns:draw="urn:oasis:names:tc:opendocument:xmlns:drawing:1.0" xmlns:svg="urn:oasis:names:tc:opendocument:xmlns:svg-compatible:1.0" xmlns:style="urn:oasis:names:tc:opendocument:xmlns:style:1.0" xmlns:office="urn:oasis:names:tc:opendocument:xmlns:office:1.0">
  <office:automatic-styles>
    <style:page-layout style:name="PM1">
      <style:page-layout-properties fo:margin-bottom="0cm" fo:margin-left="0cm" fo:margin-right="0cm" fo:margin-top="0cm" fo:page-height="16.933332mm" fo:page-width="33.866665mm" style:print-orientation="portrait"/>
    </style:page-layout>
    <style:style style:family="drawing-page" style:name="DP1">
      <style:drawing-page-properties draw:background-size="border" draw:fill="none"/>
    </style:style>
    <style:style style:family="paragraph" style:name="PG1">
      <style:paragraph-properties fo:text-align="center"/>
    </style:style>
    <style:style style:family="graphic" style:name="style-1">
      <style:graphic-properties draw:fill-color="#000000" draw:stroke="none" draw:unit="cm"/>
    </style:style>
    <style:style style:family="graphic" style:name="style-2">
      <style:graphic-properties draw:fill="gradient" draw:fill-gradient-name="gradient-1" draw:opacity="100.0%" draw:opacity-name="gradient-2" draw:stroke="none"/>
    </style:style>
    <style:style style:family="graphic" style:name="style-3">
      <style:graphic-properties draw:fill="gradient" draw:fill-gradient-name="gradient-3" draw:opacity="100.0%" draw:stroke="solid" svg:stroke-color="#00be31" draw:stroke-linejoin="round" svg:stroke-opacity="100.0%" svg:stroke-width="0.66145825mm"/>
    </style:style>
    <style:style style:family="graphic" style:name="style-4">
      <style:graphic-properties draw:fill="solid" draw:fill-color="#ffffff" draw:opacity="100.0%" draw:stroke="none"/>
    </style:style>
    <style:style style:family="graphic" style:name="style-5">
      <style:graphic-properties draw:fill="gradient" draw:fill-gradient-name="gradient-4" draw:opacity="100.0%" draw:opacity-name="gradient-5" draw:stroke="none"/>
    </style:style>
    <style:style style:family="graphic" style:name="style-6">
      <style:graphic-properties draw:fill="gradient" draw:fill-gradient-name="gradient-6" draw:opacity="100.0%" draw:stroke="solid" svg:stroke-color="#be0000" draw:stroke-linejoin="round" svg:stroke-opacity="100.0%" svg:stroke-width="0.66145825mm"/>
    </style:style>
    <style:style style:family="graphic" style:name="style-7">
      <style:graphic-properties draw:fill="solid" draw:fill-color="#ffffff" draw:opacity="100.0%" draw:stroke="none"/>
    </style:style>
  </office:automatic-styles>
  <office:body>
    <office:drawing>
      <draw:page draw:master-page-name="Default" draw:name="page1" draw:style-name="DP1">
        <draw:g draw:id="svg2160">
          <draw:g draw:id="layer1">
            <draw:g draw:id="g2179">
              <draw:path svg:d="M 1455.4083 727.7042 C 1455.4083 1129.6041 1129.6041 1455.4084 727.70416 1455.4084 C 325.80423 1455.4084 4.9218543E-14 1129.6041 0.0 727.7042 C -4.9218543E-14 325.80426 325.80423 -8.881784E-16 727.70416 -8.881784E-16 C 1129.6041 -8.881784E-16 1455.4083 325.80426 1455.4083 727.7042 z" svg:height="14.554085mm" draw:style-name="style-2" svg:viewBox="0.0 0.0 1455.4083 1455.4086" svg:width="14.554083mm" svg:x="1.1896247mm" svg:y="1.189624mm"/>
              <draw:path svg:d="M 1455.4083 727.7042 C 1455.4083 1129.6041 1129.6041 1455.4084 727.70416 1455.4084 C 325.80423 1455.4084 4.9218543E-14 1129.6041 0.0 727.7042 C -4.9218543E-14 325.80426 325.80423 -8.881784E-16 727.70416 -8.881784E-16 C 1129.6041 -8.881784E-16 1455.4083 325.80426 1455.4083 727.7042 z M 1455.4083 1918.7021 z" svg:height="19.187021mm" draw:style-name="style-3" svg:viewBox="0.0 0.0 1455.4083 1918.702" svg:width="14.554083mm" svg:x="1.1896247mm" svg:y="1.189624mm"/>
              <draw:path svg:d="M 1002.54407 2.1541855 C 755.82153 68.518906 536.1545 267.10733 493.22116 525.5331 C 389.38358 456.5816 302.2658 315.03607 176.548 308.0786 C 93.549805 351.29556 -99.51473 463.28882 63.27327 528.8404 C 208.9138 642.0226 427.11737 743.97125 461.8019 940.59814 C 532.9487 1007.079 624.9669 912.57794 699.10004 887.6815 C 791.0178 738.8972 687.7631 533.934 776.8214 375.8781 C 822.8223 226.81194 983.73663 166.47002 1075.3044 58.378117 C 1075.2134 19.137337 1039.3036 -8.03841 1002.54407 2.1541855 z" svg:height="9.638787mm" draw:style-name="style-4" svg:viewBox="0.0 0.0 1075.3044 963.8788" svg:width="10.753044mm" svg:x="2.6084135mm" svg:y="4.002831mm"/>
            </draw:g>
            <draw:g draw:id="g2184">
              <draw:path svg:d="M 1455.4083 727.7042 C 1455.4083 1129.6041 1129.6041 1455.4084 727.70416 1455.4084 C 325.80423 1455.4084 4.9218543E-14 1129.6041 0.0 727.7042 C -4.9218543E-14 325.80426 325.80423 -8.881784E-16 727.70416 -8.881784E-16 C 1129.6041 -8.881784E-16 1455.4083 325.80426 1455.4083 727.7042 z" svg:height="14.554085mm" draw:style-name="style-5" svg:viewBox="0.0 0.0 1455.4083 1455.4086" svg:width="14.554083mm" svg:x="18.1229mm" svg:y="1.189624mm"/>
              <draw:path svg:d="M 1455.4083 727.7042 C 1455.4083 1129.6041 1129.6041 1455.4084 727.70416 1455.4084 C 325.80423 1455.4084 4.9218543E-14 1129.6041 0.0 727.7042 C -4.9218543E-14 325.80426 325.80423 -8.881784E-16 727.70416 -8.881784E-16 C 1129.6041 -8.881784E-16 1455.4083 325.80426 1455.4083 727.7042 z M 1455.4083 1918.7021 z" svg:height="19.187021mm" draw:style-name="style-6" svg:viewBox="0.0 0.0 1455.4083 1918.702" svg:width="14.554084mm" svg:x="18.1229mm" svg:y="1.189624mm"/>
              <draw:path svg:d="M 462.60962 58.00205 C 415.03864 99.03702 379.40936 173.60252 342.7203 212.61792 C 273.09418 155.0193 241.68138 47.62851 166.60703 17.487728 C 75.57314 41.783978 -68.9844 126.90247 37.62266 219.23251 C 92.064384 299.72784 201.5183 371.2729 226.9651 454.877 C 188.14297 555.1394 113.43239 629.89984 40.929955 702.9239 C 76.3822 826.62775 246.10919 716.8087 314.60834 656.6218 C 369.23938 534.0196 409.01996 680.3877 460.1124 733.11334 C 500.87238 897.7551 719.5139 849.62067 738.49615 713.54913 C 663.36426 593.19385 559.0618 477.4255 486.5875 358.96558 C 515.29816 235.8222 635.63885 153.37393 663.5276 34.024185 C 616.1861 -48.58614 523.7931 43.346027 462.60962 58.00205 z" svg:height="8.375061mm" draw:style-name="style-7" svg:viewBox="0.0 0.0 738.4962 837.50604" svg:width="7.384962mm" svg:x="21.856983mm" svg:y="4.3974533mm"/>
            </draw:g>
          </draw:g>
        </draw:g>
      </draw:page>
    </office:drawing>
  </office:body>
</office:document-content>
</file>

<file path=styles.xml><?xml version="1.0" encoding="utf-8"?>
<office:document-styles xmlns:fo="urn:oasis:names:tc:opendocument:xmlns:xsl-fo-compatible:1.0" xmlns:draw="urn:oasis:names:tc:opendocument:xmlns:drawing:1.0" xmlns:style="urn:oasis:names:tc:opendocument:xmlns:style:1.0" xmlns:office="urn:oasis:names:tc:opendocument:xmlns:office:1.0">
  <office:styles>
    <draw:gradient draw:border="29.289328%" draw:cx="35.041782%" draw:cy="33.873173%" draw:display-name="gradient-1" draw:end-color="#ffffff" draw:name="gradient-1" draw:start-color="#00f038" draw:style="radial"/>
    <draw:opacity draw:border="29.289328%" draw:cx="35.041782%" draw:cy="33.873173%" draw:display-name="gradient-2" draw:end="100.0%" draw:name="gradient-2" draw:start="0.0%" draw:style="radial"/>
    <draw:gradient draw:angle="442" draw:border="29.289316%" draw:cx="29.093786%" draw:cy="22.946268%" draw:display-name="gradient-3" draw:end-color="#9bffb3" draw:name="gradient-3" draw:start-color="#00f038" draw:style="ellipsoid"/>
    <draw:gradient draw:border="29.289328%" draw:cx="35.04178%" draw:cy="33.873173%" draw:display-name="gradient-4" draw:end-color="#ffffff" draw:name="gradient-4" draw:start-color="#00f038" draw:style="radial"/>
    <draw:opacity draw:border="29.289328%" draw:cx="35.04178%" draw:cy="33.873173%" draw:display-name="gradient-5" draw:end="100.0%" draw:name="gradient-5" draw:start="0.0%" draw:style="radial"/>
    <draw:gradient draw:angle="442" draw:border="29.289316%" draw:cx="29.093782%" draw:cy="22.946268%" draw:display-name="gradient-6" draw:end-color="#ff9b9b" draw:name="gradient-6" draw:start-color="#f00000" draw:style="ellipsoid"/>
  </office:styles>
  <office:automatic-styles>
    <style:style style:family="drawing-page" style:name="DP1">
      <style:drawing-page-properties draw:background-size="border" draw:fill="none"/>
    </style:style>
    <style:page-layout style:name="PM1">
      <style:page-layout-properties fo:margin-bottom="0cm" fo:margin-left="0cm" fo:margin-right="0cm" fo:margin-top="0cm" fo:page-height="16.933332mm" fo:page-width="33.866665mm" style:print-orientation="portrait"/>
    </style:page-layout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draw:style-name="DP1" style:name="Default" style:page-layout-name="PM1"/>
  </office:master-styles>
</office:document-styles>
</file>